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4d3" officeooo:paragraph-rsid="0008b4d3"/>
    </style:style>
    <style:style style:name="P2" style:family="paragraph" style:parent-style-name="Standard">
      <style:text-properties fo:font-size="16pt" officeooo:rsid="0008b4d3" officeooo:paragraph-rsid="0008b4d3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8b4d3" officeooo:paragraph-rsid="0008b4d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8b4d3" officeooo:paragraph-rsid="0008b4d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08b4d3" officeooo:paragraph-rsid="0008b4d3" style:font-size-asian="15pt" style:font-weight-asian="bold" style:font-size-complex="15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16pt" fo:font-weight="bold" style:font-size-asian="16pt" style:font-weight-asian="bold" style:font-size-complex="16pt" style:font-weight-complex="bold"/>
    </style:style>
    <style:style style:name="T3" style:family="text">
      <style:text-properties style:text-position="0% 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ódulo «IPE II, ITINERARIO PERSONAL PARA LA EMPLEABILIDAD II» (Empresa)</text:p>
      <text:p text:style-name="P3"/>
      <text:p text:style-name="P1"><text:span text:style-name="T5"/></text:p>
      <text:p text:style-name="P1"><text:span text:style-name="T5"/></text:p>
      <text:p text:style-name="P1"><text:span text:style-name="T5">1</text:span><text:span text:style-name="T2">a</text:span><text:span text:style-name="T5"> <text:s/>Evaluación: <text:s text:c="2"/></text:span></text:p>
      <text:p text:style-name="P1"><text:span text:style-name="T5"/></text:p>
      <text:p text:style-name="P2"><text:span text:style-name="T4"/></text:p>
      <text:p text:style-name="P1"><text:span text:style-name="T5">Unidades 1 a 3</text:span><text:span text:style-name="T4"> </text:span><text:s/>FLIPPED EIE: VIDEOS O DIAPOSTIVAS <text:s/>(página de Jose Antonio Guirao)</text:p>
      <text:p text:style-name="P1"/>
      <text:p text:style-name="P4"/>
      <text:p text:style-name="P4">https://folcontic.wixsite.com/flippedei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09:19:18.007594285</meta:creation-date>
    <dc:date>2025-11-20T09:26:38.105983880</dc:date>
    <meta:editing-duration>PT7M21S</meta:editing-duration>
    <meta:editing-cycles>1</meta:editing-cycles>
    <meta:document-statistic meta:table-count="0" meta:image-count="0" meta:object-count="0" meta:page-count="1" meta:paragraph-count="4" meta:word-count="27" meta:character-count="211" meta:non-whitespace-character-count="182"/>
    <meta:generator>LibreOffice/24.2.7.2$Linux_X86_64 LibreOffice_project/420$Build-2</meta:generator>
  </office:meta>
</office:document-meta>
</file>